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98mm"/>
    </style:style>
    <style:style style:name="co3" style:family="table-column">
      <style:table-column-properties fo:break-before="auto" style:column-width="33.64mm"/>
    </style:style>
    <style:style style:name="co4" style:family="table-column">
      <style:table-column-properties fo:break-before="auto" style:column-width="16.53mm"/>
    </style:style>
    <style:style style:name="co5" style:family="table-column">
      <style:table-column-properties fo:break-before="auto" style:column-width="28.2mm"/>
    </style:style>
    <style:style style:name="co6" style:family="table-column">
      <style:table-column-properties fo:break-before="auto" style:column-width="31.31mm"/>
    </style:style>
    <style:style style:name="ro1" style:family="table-row">
      <style:table-row-properties style:row-height="9.63mm" fo:break-before="auto" style:use-optimal-row-height="false"/>
    </style:style>
    <style:style style:name="ro2" style:family="table-row">
      <style:table-row-properties style:row-height="13.6mm" fo:break-before="auto" style:use-optimal-row-height="false"/>
    </style:style>
    <style:style style:name="ro3" style:family="table-row">
      <style:table-row-properties style:row-height="16.44mm" fo:break-before="auto" style:use-optimal-row-height="false"/>
    </style:style>
    <style:style style:name="ro4" style:family="table-row">
      <style:table-row-properties style:row-height="11.1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0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erformance analysis of SpineML models</text:p>
          </table:table-cell>
          <table:covered-table-cell table:number-columns-repeated="6" table:style-name="ce4"/>
          <table:table-cell table:number-columns-repeated="3"/>
        </table:table-row>
        <table:table-row table:style-name="ro2">
          <table:table-cell table:style-name="ce2" office:value-type="string" calcext:value-type="string" table:number-columns-spanned="7" table:number-rows-spanned="1">
            <text:p>I'm running special “performance analysis” experiments - these are similar to the experiments for which results are given in the paper, but with the simulation time and logging set to be exactly equivalent to the SpiNNaker runs.</text:p>
          </table:table-cell>
          <table:covered-table-cell table:number-columns-repeated="6" table:style-name="ce4"/>
          <table:table-cell table:number-columns-repeated="3"/>
        </table:table-row>
        <table:table-row table:style-name="ro3">
          <table:table-cell table:style-name="ce2" office:value-type="string" calcext:value-type="string" table:number-columns-spanned="7" table:number-rows-spanned="1">
            <text:p>I'm running on my office PC; It has an Intel Core i7-2600 (quad-core, 3.4GHz), PC3-10600U RAM (1333 MHz) and a solid state disk for logging. The SpineML_2_BRAHMS, SpineML_PreFlight and brahms versions are those tagged with the branch “GPR-BSB-paper1” on github. The OS was Ubuntu 16.04.</text:p>
          </table:table-cell>
          <table:covered-table-cell table:number-columns-repeated="6" table:style-name="ce4"/>
          <table:table-cell table:number-columns-repeated="3"/>
        </table:table-row>
        <table:table-row table:style-name="ro4">
          <table:table-cell table:style-name="ce2" office:value-type="string" calcext:value-type="string" table:number-columns-spanned="7" table:number-rows-spanned="1">
            <text:p>Models were run from the repository at commit f60ca93</text:p>
          </table:table-cell>
          <table:covered-table-cell table:number-columns-repeated="6" table:style-name="ce4"/>
          <table:table-cell table:number-columns-repeated="3"/>
        </table:table-row>
        <table:table-row table:style-name="ro5">
          <table:table-cell table:style-name="Default"/>
          <table:table-cell table:number-columns-repeated="9"/>
        </table:table-row>
        <table:table-row table:style-name="ro5">
          <table:table-cell office:value-type="string" calcext:value-type="string">
            <text:p>Run number</text:p>
          </table:table-cell>
          <table:table-cell table:style-name="ce5" office:value-type="string" calcext:value-type="string" table:number-columns-spanned="3" table:number-rows-spanned="1">
            <text:p>1 ch: bgbsb1 - expt4 - 10 s</text:p>
          </table:table-cell>
          <table:covered-table-cell table:number-columns-repeated="2" table:style-name="ce3"/>
          <table:table-cell table:style-name="ce5" office:value-type="string" calcext:value-type="string" table:number-columns-spanned="3" table:number-rows-spanned="1">
            <text:p>3 ch: bgbsb3, expt 3 - 10 s</text:p>
          </table:table-cell>
          <table:covered-table-cell table:number-columns-repeated="2" table:style-name="ce3"/>
          <table:table-cell table:number-columns-repeated="3"/>
        </table:table-row>
        <table:table-row table:style-name="ro5">
          <table:table-cell/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 table:style-name="ce3" office:value-type="string" calcext:value-type="string">
            <text:p>Preprocess (s)</text:p>
          </table:table-cell>
          <table:table-cell table:style-name="ce3" office:value-type="string" calcext:value-type="string">
            <text:p>Execute &amp; log (s)</text:p>
          </table:table-cell>
          <table:table-cell table:style-name="ce3" office:value-type="string" calcext:value-type="string">
            <text:p>Total (s)</text:p>
          </table:table-cell>
          <table:table-cell table:number-columns-repeated="3"/>
        </table:table-row>
        <table:table-row table:style-name="ro5">
          <table:table-cell office:value-type="float" office:value="1" calcext:value-type="float">
            <text:p>1</text:p>
          </table:table-cell>
          <table:table-cell table:formula="of:=[.D8]-[.C8]" office:value-type="float" office:value="0.349000000000004" calcext:value-type="float">
            <text:p>0.349</text:p>
          </table:table-cell>
          <table:table-cell office:value-type="float" office:value="35.613" calcext:value-type="float">
            <text:p>35.613</text:p>
          </table:table-cell>
          <table:table-cell office:value-type="float" office:value="35.962" calcext:value-type="float">
            <text:p>35.962</text:p>
          </table:table-cell>
          <table:table-cell table:formula="of:=[.G8]-[.F8]" office:value-type="float" office:value="1.21499999999998" calcext:value-type="float">
            <text:p>1.215</text:p>
          </table:table-cell>
          <table:table-cell office:value-type="float" office:value="267.077" calcext:value-type="float">
            <text:p>267.077</text:p>
          </table:table-cell>
          <table:table-cell office:value-type="float" office:value="268.292" calcext:value-type="float">
            <text:p>268.292</text:p>
          </table:table-cell>
          <table:table-cell table:number-columns-repeated="3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D9]-[.C9]" office:value-type="float" office:value="0.361000000000004" calcext:value-type="float">
            <text:p>0.361</text:p>
          </table:table-cell>
          <table:table-cell office:value-type="float" office:value="35.413" calcext:value-type="float">
            <text:p>35.413</text:p>
          </table:table-cell>
          <table:table-cell office:value-type="float" office:value="35.774" calcext:value-type="float">
            <text:p>35.774</text:p>
          </table:table-cell>
          <table:table-cell table:formula="of:=[.G9]-[.F9]" office:value-type="float" office:value="1.22799999999995" calcext:value-type="float">
            <text:p>1.228</text:p>
          </table:table-cell>
          <table:table-cell office:value-type="float" office:value="266.434" calcext:value-type="float">
            <text:p>266.434</text:p>
          </table:table-cell>
          <table:table-cell office:value-type="float" office:value="267.662" calcext:value-type="float">
            <text:p>267.662</text:p>
          </table:table-cell>
          <table:table-cell table:number-columns-repeated="3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D10]-[.C10]" office:value-type="float" office:value="0.366999999999997" calcext:value-type="float">
            <text:p>0.367</text:p>
          </table:table-cell>
          <table:table-cell office:value-type="float" office:value="34.893" calcext:value-type="float">
            <text:p>34.893</text:p>
          </table:table-cell>
          <table:table-cell office:value-type="float" office:value="35.26" calcext:value-type="float">
            <text:p>35.26</text:p>
          </table:table-cell>
          <table:table-cell table:formula="of:=[.G10]-[.F10]" office:value-type="float" office:value="1.21999999999997" calcext:value-type="float">
            <text:p>1.22</text:p>
          </table:table-cell>
          <table:table-cell office:value-type="float" office:value="266.362" calcext:value-type="float">
            <text:p>266.362</text:p>
          </table:table-cell>
          <table:table-cell office:value-type="float" office:value="267.582" calcext:value-type="float">
            <text:p>267.582</text:p>
          </table:table-cell>
          <table:table-cell table:number-columns-repeated="3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D11]-[.C11]" office:value-type="float" office:value="0.366999999999997" calcext:value-type="float">
            <text:p>0.367</text:p>
          </table:table-cell>
          <table:table-cell office:value-type="float" office:value="35.561" calcext:value-type="float">
            <text:p>35.561</text:p>
          </table:table-cell>
          <table:table-cell office:value-type="float" office:value="35.928" calcext:value-type="float">
            <text:p>35.928</text:p>
          </table:table-cell>
          <table:table-cell table:formula="of:=[.G11]-[.F11]" office:value-type="float" office:value="1.214" calcext:value-type="float">
            <text:p>1.214</text:p>
          </table:table-cell>
          <table:table-cell office:value-type="float" office:value="265.882" calcext:value-type="float">
            <text:p>265.882</text:p>
          </table:table-cell>
          <table:table-cell office:value-type="float" office:value="267.096" calcext:value-type="float">
            <text:p>267.096</text:p>
          </table:table-cell>
          <table:table-cell table:number-columns-repeated="3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D12]-[.C12]" office:value-type="float" office:value="0.371000000000002" calcext:value-type="float">
            <text:p>0.371</text:p>
          </table:table-cell>
          <table:table-cell office:value-type="float" office:value="35.309" calcext:value-type="float">
            <text:p>35.309</text:p>
          </table:table-cell>
          <table:table-cell office:value-type="float" office:value="35.68" calcext:value-type="float">
            <text:p>35.68</text:p>
          </table:table-cell>
          <table:table-cell table:formula="of:=[.G12]-[.F12]" office:value-type="float" office:value="1.22199999999998" calcext:value-type="float">
            <text:p>1.222</text:p>
          </table:table-cell>
          <table:table-cell office:value-type="float" office:value="265.202" calcext:value-type="float">
            <text:p>265.202</text:p>
          </table:table-cell>
          <table:table-cell office:value-type="float" office:value="266.424" calcext:value-type="float">
            <text:p>266.424</text:p>
          </table:table-cell>
          <table:table-cell table:style-name="ce2" office:value-type="string" calcext:value-type="string" table:number-columns-spanned="3" table:number-rows-spanned="2">
            <text:p>Times are very reliable, I decided to do just 5 repetitions of the 3 ch model.</text:p>
          </table:table-cell>
          <table:covered-table-cell table:number-columns-repeated="2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D13]-[.C13]" office:value-type="float" office:value="0.358000000000004" calcext:value-type="float">
            <text:p>0.358</text:p>
          </table:table-cell>
          <table:table-cell office:value-type="float" office:value="34.41" calcext:value-type="float">
            <text:p>34.41</text:p>
          </table:table-cell>
          <table:table-cell office:value-type="float" office:value="34.768" calcext:value-type="float">
            <text:p>34.768</text:p>
          </table:table-cell>
          <table:table-cell table:number-columns-repeated="3"/>
          <table:covered-table-cell table:number-columns-repeated="3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D14]-[.C14]" office:value-type="float" office:value="0.354999999999997" calcext:value-type="float">
            <text:p>0.355</text:p>
          </table:table-cell>
          <table:table-cell office:value-type="float" office:value="35.314" calcext:value-type="float">
            <text:p>35.314</text:p>
          </table:table-cell>
          <table:table-cell office:value-type="float" office:value="35.669" calcext:value-type="float">
            <text:p>35.669</text:p>
          </table:table-cell>
          <table:table-cell table:number-columns-repeated="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D15]-[.C15]" office:value-type="float" office:value="0.352000000000004" calcext:value-type="float">
            <text:p>0.352</text:p>
          </table:table-cell>
          <table:table-cell office:value-type="float" office:value="36.184" calcext:value-type="float">
            <text:p>36.184</text:p>
          </table:table-cell>
          <table:table-cell office:value-type="float" office:value="36.536" calcext:value-type="float">
            <text:p>36.536</text:p>
          </table:table-cell>
          <table:table-cell table:number-columns-repeated="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D16]-[.C16]" office:value-type="float" office:value="0.365000000000002" calcext:value-type="float">
            <text:p>0.365</text:p>
          </table:table-cell>
          <table:table-cell office:value-type="float" office:value="34.556" calcext:value-type="float">
            <text:p>34.556</text:p>
          </table:table-cell>
          <table:table-cell office:value-type="float" office:value="34.921" calcext:value-type="float">
            <text:p>34.921</text:p>
          </table:table-cell>
          <table:table-cell table:number-columns-repeated="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D17]-[.C17]" office:value-type="float" office:value="0.357999999999997" calcext:value-type="float">
            <text:p>0.358</text:p>
          </table:table-cell>
          <table:table-cell office:value-type="float" office:value="35.286" calcext:value-type="float">
            <text:p>35.286</text:p>
          </table:table-cell>
          <table:table-cell office:value-type="float" office:value="35.644" calcext:value-type="float">
            <text:p>35.644</text:p>
          </table:table-cell>
          <table:table-cell table:number-columns-repeated="6"/>
        </table:table-row>
        <table:table-row table:style-name="ro5">
          <table:table-cell table:style-name="Default"/>
          <table:table-cell table:number-columns-repeated="9"/>
        </table:table-row>
        <table:table-row table:style-name="ro5">
          <table:table-cell office:value-type="string" calcext:value-type="string">
            <text:p>Mean</text:p>
          </table:table-cell>
          <table:table-cell table:formula="of:=AVERAGE([.B8:.B17])" office:value-type="float" office:value="0.360300000000001" calcext:value-type="float">
            <text:p>0.3603</text:p>
          </table:table-cell>
          <table:table-cell table:formula="of:=AVERAGE([.C8:.C17])" office:value-type="float" office:value="35.2539" calcext:value-type="float">
            <text:p>35.2539</text:p>
          </table:table-cell>
          <table:table-cell table:formula="of:=AVERAGE([.D8:.D17])" office:value-type="float" office:value="35.6142" calcext:value-type="float">
            <text:p>35.6142</text:p>
          </table:table-cell>
          <table:table-cell table:formula="of:=AVERAGE([.E8:.E17])" office:value-type="float" office:value="1.21979999999998" calcext:value-type="float">
            <text:p>1.2198</text:p>
          </table:table-cell>
          <table:table-cell table:formula="of:=AVERAGE([.F8:.F17])" office:value-type="float" office:value="266.1914" calcext:value-type="float">
            <text:p>266.1914</text:p>
          </table:table-cell>
          <table:table-cell table:formula="of:=AVERAGE([.G8:.G17])" office:value-type="float" office:value="267.4112" calcext:value-type="float">
            <text:p>267.4112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SD</text:p>
          </table:table-cell>
          <table:table-cell table:formula="of:=STDEV([.B8:.B17])" office:value-type="float" office:value="0.00716550378162143" calcext:value-type="float">
            <text:p>0.0071655038</text:p>
          </table:table-cell>
          <table:table-cell table:formula="of:=STDEV([.C8:.C17])" office:value-type="float" office:value="0.521836596391374" calcext:value-type="float">
            <text:p>0.5218365964</text:p>
          </table:table-cell>
          <table:table-cell table:formula="of:=STDEV([.D8:.D17])" office:value-type="float" office:value="0.51907456111815" calcext:value-type="float">
            <text:p>0.5190745611</text:p>
          </table:table-cell>
          <table:table-cell table:formula="of:=STDEV([.E8:.E17])" office:value-type="float" office:value="0.00567450438363047" calcext:value-type="float">
            <text:p>0.0056745044</text:p>
          </table:table-cell>
          <table:table-cell table:formula="of:=STDEV([.F8:.F17])" office:value-type="float" office:value="0.697654499017963" calcext:value-type="float">
            <text:p>0.697654499</text:p>
          </table:table-cell>
          <table:table-cell table:formula="of:=STDEV([.G8:.G17])" office:value-type="float" office:value="0.696741846023328" calcext:value-type="float">
            <text:p>0.696741846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9"/>
        </table:table-row>
        <table:table-row table:style-name="ro6">
          <table:table-cell table:style-name="ce2" office:value-type="string" calcext:value-type="string" table:number-columns-spanned="7" table:number-rows-spanned="1">
            <text:p>The %CPU used when running the 3 ch model was typically around 570%, suggesting that <text:s/>about 5 or 6 threads were running.</text:p>
          </table:table-cell>
          <table:covered-table-cell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 James</meta:initial-creator>
    <meta:creation-date>2017-07-13T10:39:20.743306485</meta:creation-date>
    <dc:date>2017-07-13T12:15:30.651564290</dc:date>
    <dc:creator>Seb James</dc:creator>
    <meta:editing-duration>PT1H5M23S</meta:editing-duration>
    <meta:editing-cycles>10</meta:editing-cycles>
    <meta:generator>LibreOffice/5.1.6.2$Linux_X86_64 LibreOffice_project/10m0$Build-2</meta:generator>
    <meta:document-statistic meta:table-count="1" meta:cell-count="84" meta:object-count="0"/>
  </office:meta>
</office:document-meta>
</file>